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? @everyone.each do |someone| ?}</text:p>
      <text:p text:style-name="Standard"><text:s text:c="2"/>#{someone.name} is #{someone.mood} !!</text:p>
      <text:p text:style-name="Standard">{? end ?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9T20:34:01</meta:creation-date>
    <dc:date>2010-04-19T21:42:22</dc:date>
    <meta:editing-duration>PT00H03M46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1" meta:paragraph-count="3" meta:word-count="12" meta:character-count="81"/>
  </office:meta>
</office:document-meta>
</file>